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11.244791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column table:style-name="co6" table:number-columns-repeated="15360" table:default-cell-style-name="ce1"/>
        <table:table-row table:number-rows-repeated="2" table:style-name="ro1">
          <table:table-cell table:style-name="ce1"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1020" table:style-name="ce3"/>
          <table:table-cell table:number-columns-repeated="15361"/>
        </table:table-row>
        <table:table-row table:style-name="ro3">
          <table:table-cell table:style-name="ce3"/>
          <table:table-cell table:number-columns-repeated="2" table:style-name="ce5"/>
          <table:table-cell table:number-columns-repeated="1020" table:style-name="ce3"/>
          <table:table-cell table:number-columns-repeated="15361"/>
        </table:table-row>
        <table:table-row table:style-name="ro3">
          <table:table-cell table:style-name="ce3"/>
          <table:table-cell table:number-columns-repeated="2" table:style-name="ce5"/>
          <table:table-cell table:style-name="ce3"/>
          <table:table-cell office:value-type="string" table:style-name="ce3">
            <text:p>Where in Code</text:p>
          </table:table-cell>
          <table:table-cell table:number-columns-repeated="1018" table:style-name="ce3"/>
          <table:table-cell table:number-columns-repeated="15361"/>
        </table:table-row>
        <table:table-row table:style-name="ro3">
          <table:table-cell table:style-name="ce3"/>
          <table:table-cell office:value-type="string" table:style-name="ce6">
            <text:p>Chapter</text:p>
          </table:table-cell>
          <table:table-cell office:value-type="string" table:style-name="ce6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Line number</text:p>
          </table:table-cell>
          <table:table-cell table:number-columns-repeated="1018" table:style-name="ce3"/>
          <table:table-cell table:number-columns-repeated="15361"/>
        </table:table-row>
        <table:table-row table:style-name="ro1">
          <table:table-cell table:style-name="ce1"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float" office:value="64" table:style-name="ce9">
            <text:p>64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9">
            <text:p>iostream, iomanip, cstdlib, fstream, string, ctime,vector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float" office:value="46" table:style-name="ce9">
            <text:p>46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float" office:value="46" table:style-name="ce9">
            <text:p>46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50" table:style-name="ce9">
            <text:p>5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46" table:style-name="ce9">
            <text:p>46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56" table:style-name="ce9">
            <text:p>56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55" table:style-name="ce9">
            <text:p>5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505" table:style-name="ce9">
            <text:p>50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float" office:value="47" table:style-name="ce9">
            <text:p>4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float" office:value="206" table:style-name="ce9">
            <text:p>20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float" office:value="1" table:style-name="ce9">
            <text:p>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float" office:value="21" table:style-name="ce9">
            <text:p>2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float" office:value="65" table:style-name="ce9">
            <text:p>6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float" office:value="206" table:style-name="ce9">
            <text:p>20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137" table:style-name="ce9">
            <text:p>13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float" office:value="213" table:style-name="ce9">
            <text:p>21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76" table:style-name="ce9">
            <text:p>7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float" office:value="80" table:style-name="ce9">
            <text:p>8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float" office:value="98" table:style-name="ce9">
            <text:p>9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float" office:value="101" table:style-name="ce9">
            <text:p>10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float" office:value="123" table:style-name="ce9">
            <text:p>12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float" office:value="119" table:style-name="ce9">
            <text:p>11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123" table:style-name="ce9">
            <text:p>12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123" table:style-name="ce9">
            <text:p>12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119" table:style-name="ce9">
            <text:p>11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69" table:style-name="ce9">
            <text:p>69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float" office:value="80" table:style-name="ce9">
            <text:p>8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93" table:style-name="ce9">
            <text:p>9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float" office:value="59" table:style-name="ce9">
            <text:p>5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float" office:value="80" table:style-name="ce9">
            <text:p>8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9">
            <text:p>52/5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Function Prototypes</text:p>
          </table:table-cell>
          <table:table-cell office:value-type="float" office:value="24" table:style-name="ce9">
            <text:p>2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Passing by value</text:p>
          </table:table-cell>
          <table:table-cell office:value-type="float" office:value="205" table:style-name="ce9">
            <text:p>20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Returning values from functions</text:p>
          </table:table-cell>
          <table:table-cell office:value-type="float" office:value="209" table:style-name="ce9">
            <text:p>209</text:p>
          </table:table-cell>
          <table:table-cell table:number-columns-repeated="16379"/>
        </table:table-row>
        <table:table-row table:style-name="ro1">
          <table:table-cell table:style-name="ce10"/>
          <table:table-cell table:style-name="ce11"/>
          <table:table-cell office:value-type="float" office:value="9" table:style-name="ce8">
            <text:p>9</text:p>
          </table:table-cell>
          <table:table-cell office:value-type="string" table:style-name="ce9">
            <text:p>Returning a boolean ******</text:p>
          </table:table-cell>
          <table:table-cell table:style-name="ce12"/>
          <table:table-cell table:number-columns-repeated="16379" table:style-name="ce10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No Global Variables Allowed</text:p>
          </table:table-cell>
          <table:table-cell office:value-type="string" table:style-name="ce9">
            <text:p>None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office:value-type="string" table:style-name="ce9">
            <text:p>Only Global Constant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office:value-type="string" table:style-name="ce9">
            <text:p>Meaning Conversions,Physical Constants only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tatic Local</text:p>
          </table:table-cell>
          <table:table-cell office:value-type="float" office:value="394" table:style-name="ce9">
            <text:p>39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Default arguments</text:p>
          </table:table-cell>
          <table:table-cell office:value-type="float" office:value="61" table:style-name="ce9">
            <text:p>6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Reference Parameters</text:p>
          </table:table-cell>
          <table:table-cell office:value-type="float" office:value="212" table:style-name="ce9">
            <text:p>21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Overloading functions</text:p>
          </table:table-cell>
          <table:table-cell office:value-type="string" table:style-name="ce9">
            <text:p>26/2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Exit function *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rray Initialization</text:p>
          </table:table-cell>
          <table:table-cell office:value-type="float" office:value="48" table:style-name="ce9">
            <text:p>4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rocessing Arrays</text:p>
          </table:table-cell>
          <table:table-cell office:value-type="float" office:value="228" table:style-name="ce9">
            <text:p>22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Parallel Arrays</text:p>
          </table:table-cell>
          <table:table-cell office:value-type="float" office:value="219" table:style-name="ce9">
            <text:p>21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Arrays as function arguments</text:p>
          </table:table-cell>
          <table:table-cell office:value-type="float" office:value="344" table:style-name="ce9">
            <text:p>34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2-D Arrays</text:p>
          </table:table-cell>
          <table:table-cell office:value-type="float" office:value="344" table:style-name="ce9">
            <text:p>34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STL Vector</text:p>
          </table:table-cell>
          <table:table-cell office:value-type="float" office:value="219" table:style-name="ce9">
            <text:p>219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Linear and Binary Search</text:p>
          </table:table-cell>
          <table:table-cell office:value-type="float" office:value="472" table:style-name="ce9">
            <text:p>47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Bubble and Selection Sort</text:p>
          </table:table-cell>
          <table:table-cell office:value-type="float" office:value="504" table:style-name="ce9">
            <text:p>50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earch/Sorting Vectors 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office:value-type="string" table:style-name="ce9">
            <text:p>Pointers</text:p>
          </table:table-cell>
          <table:table-cell office:value-type="float" office:value="269" table:style-name="ce9">
            <text:p>269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string" table:style-name="ce13">
            <text:p>****** Not required to show</text:p>
          </table:table-cell>
          <table:table-cell table:style-name="ce8"/>
          <table:table-cell table:number-columns-repeated="2" table:style-name="ce9"/>
          <table:table-cell table:number-columns-repeated="16379"/>
        </table:table-row>
        <table:table-row table:number-rows-repeated="104849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CC RCCD</meta:initial-creator>
    <dc:creator>Veronica</dc:creator>
    <meta:creation-date>2017-01-25T10:21:36Z</meta:creation-date>
    <dc:date>2017-06-07T01:44:57Z</dc:date>
    <meta:editing-cycles>9</meta:editing-cycles>
    <meta:editing-duration>PT7041S</meta:editing-duration>
  </office:meta>
</office:document-meta>
</file>